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3"><text:tab/>ld b,255</text:p>
      <text:p text:style-name="P36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19"><text:tab/>ret</text:p>
      <text:p text:style-name="P3"/>
      <text:p text:style-name="P19">printheart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19"><text:tab/>ret</text:p>
      <text:p text:style-name="P3"><text:tab/></text:p>
      <text:p text:style-name="P39">getvalue</text:p>
      <text:p text:style-name="P70"><text:tab/>call getsincos</text:p>
      <text:p text:style-name="P69"><text:tab/>ld b,0</text:p>
      <text:p text:style-name="P69"><text:tab/>bit 7,a</text:p>
      <text:p text:style-name="P69"><text:tab/>jr z,waspos</text:p>
      <text:p text:style-name="P69"><text:tab/>neg</text:p>
      <text:p text:style-name="P69"><text:tab/>ld b,1</text:p>
      <text:p text:style-name="P69">waspos</text:p>
      <text:p text:style-name="P69"><text:soft-page-break/><text:tab/>ld c,a</text:p>
      <text:p text:style-name="P69"><text:tab/>ld a,(ix+0)</text:p>
      <text:p text:style-name="P69"><text:tab/>push bc</text:p>
      <text:p text:style-name="P69"><text:tab/>call multiply<text:tab/><text:tab/>;max value 127*64</text:p>
      <text:p text:style-name="P69"><text:tab/>pop bc</text:p>
      <text:p text:style-name="P69"><text:tab/>ld a,h<text:tab/>;;a=-63 to +63</text:p>
      <text:p text:style-name="P69"><text:tab/>bit 0,b</text:p>
      <text:p text:style-name="P69"><text:tab/>ret z</text:p>
      <text:p text:style-name="P69"><text:tab/>neg</text:p>
      <text:p text:style-name="P19"><text:tab/>ret</text:p>
      <text:p text:style-name="P3"/>
      <text:p text:style-name="P39">getsincos</text:p>
      <text:p text:style-name="P70"><text:tab/><text:tab/>;entry a=0-127</text:p>
      <text:p text:style-name="P69"><text:tab/><text:tab/>;exit a=-64 to 64</text:p>
      <text:p text:style-name="P69"><text:tab/>srl a<text:tab/><text:tab/>;max=63</text:p>
      <text:p text:style-name="P69"><text:tab/>ld c,a</text:p>
      <text:p text:style-name="P69"><text:tab/>ld b,0</text:p>
      <text:p text:style-name="P69"><text:tab/>ld hl,sincostable</text:p>
      <text:p text:style-name="P69"><text:tab/>add hl,bc</text:p>
      <text:p text:style-name="P6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70">multiply</text:p>
      <text:p text:style-name="P70"><text:tab/>;;a=no to mult. c=multiplier <text:s text:c="3"/>hl=ans</text:p>
      <text:p text:style-name="P69"><text:tab/>ld e,a</text:p>
      <text:p text:style-name="P69"><text:tab/>ld b,8</text:p>
      <text:p text:style-name="P69"><text:tab/>ld hl,0</text:p>
      <text:p text:style-name="P69"><text:tab/>ld d,h</text:p>
      <text:p text:style-name="P70">multlp</text:p>
      <text:p text:style-name="P70"><text:tab/>srl c</text:p>
      <text:p text:style-name="P69"><text:tab/>jr nc,noadd</text:p>
      <text:p text:style-name="P69"><text:tab/>add hl,de</text:p>
      <text:p text:style-name="P70">noadd</text:p>
      <text:p text:style-name="P70"><text:tab/>sla e</text:p>
      <text:p text:style-name="P69"><text:tab/>rl d</text:p>
      <text:p text:style-name="P69"><text:tab/>djnz multlp</text:p>
      <text:p text:style-name="P6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2-11-18T14:34:04.612168880</dc:date>
    <meta:editing-duration>P1DT4H35M38S</meta:editing-duration>
    <meta:editing-cycles>107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3" meta:non-whitespace-character-count="110665"/>
  </office:meta>
</office:document-meta>
</file>